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Menlo, Courier, Verdan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>
        <style:tab-stops>
          <style:tab-stop style:position="0.905cm"/>
        </style:tab-stops>
      </style:paragraph-properties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905cm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fo:font-variant="normal" fo:text-transform="none" fo:color="#111111" style:font-name="Consolas" fo:font-size="9.75pt" fo:letter-spacing="normal" fo:font-style="normal" fo:font-weight="normal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T7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3333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color="#ff3333"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 de seguridad y control de tráfico.</text:p>
      <text:p text:style-name="Standard"/>
      <text:p text:style-name="Standard"><text:s text:c="4"/></text:p>
      <text:p text:style-name="P2"/>
      <text:p text:style-name="P2">Instalar y configurar un servidor en rack usando sistema operativo debian 9 de <text:s text:c="2"/>forma que implemente un <text:span text:style-name="T9">proxy transparente en Linux (squid + privoxy) con interfaz amigable </text:span></text:p>
      <text:p text:style-name="P2"/>
      <text:p text:style-name="P2">para la modificación <text:s text:c="4"/>de reglas (<text:span text:style-name="T9">dansguardians</text:span> o similar), que implemente un firewall <text:s text:c="4"/><text:span text:style-name="T12">(iptables+fail2ban) </text:span></text:p>
      <text:p text:style-name="P2"/>
      <text:p text:style-name="P2">y que implemente un monitor de red (zabbix) y además que implemente un servidor ssh para administración remota del servidor. </text:p>
      <text:p text:style-name="P2"/>
      <text:p text:style-name="P2">Tanto el proxy como el firewall tomarán periódicamente listas negras (https://easylist.to/ <text:s text:c="4"/>o similares) </text:p>
      <text:p text:style-name="P2"/>
      <text:p text:style-name="P2">La instalación del servidor en rack se realizará de <text:s text:c="4"/>forma automatizada (ansible o scripts), de forma que si falla sea posible reconstruirlo rápidamente.</text:p>
      <text:p text:style-name="P2"/>
      <text:p text:style-name="Standard">* El alumno entregará una primera versión del plan de proyecto, <text:s/>con entregas parciales cada 15 días.</text:p>
      <text:p text:style-name="Standard"/>
      <text:p text:style-name="Standard">* Las sesiones presenciales del proyecto será un jueves cada dos semanas.</text:p>
      <text:p text:style-name="Standard"/>
      <text:p text:style-name="Standard">* Los scripts, documentos, etc... se subirán a Github, de forma que se pueda realizar un seguimiento del trabajo. <text:s/></text:p>
      <text:p text:style-name="P9">SQUID</text:p>
      <text:p text:style-name="P5"/>
      <text:p text:style-name="P5"/>
      <text:p text:style-name="P5">RED EXTERNA eth0: 192.168.1.0/24</text:p>
      <text:p text:style-name="P5"/>
      <text:p text:style-name="P5">RED INTERNA eth1: 192.168.11.0/24</text:p>
      <text:p text:style-name="P5"/>
      <text:p text:style-name="P5"/>
      <text:p text:style-name="P6"><text:tab/><text:span text:style-name="T9">Proxy transparente:</text:span></text:p>
      <text:p text:style-name="P6"/>
      <text:p text:style-name="P6"/>
      <text:p text:style-name="P6"/>
      <text:p text:style-name="P6"><text:tab/>// Convertir la máquina en un enrutador </text:p>
      <text:p text:style-name="P6"/>
      <text:p text:style-name="P4"><text:span text:style-name="T8"><text:tab/></text:span><text:span text:style-name="Source_20_Text"><text:span text:style-name="T3">echo 1 &gt; /proc/sys/net/ipv4/ip_forward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><text:tab/></text:span></text:span><text:span text:style-name="Source_20_Text"><text:span text:style-name="T4">// Flush de reglas IPTABLES</text:span></text:span></text:p>
      <text:p text:style-name="P4"><text:span text:style-name="Source_20_Text"><text:span text:style-name="T3"/></text:span></text:p>
      <text:p text:style-name="P4"><text:span text:style-name="Source_20_Text"><text:span text:style-name="T3"><text:tab/>iptables -F</text:span></text:span></text:p>
      <text:p text:style-name="P4"><text:span text:style-name="Source_20_Text"><text:span text:style-name="T3"><text:tab/>iptables -X</text:span></text:span></text:p>
      <text:p text:style-name="P4"><text:span text:style-name="Source_20_Text"><text:span text:style-name="T3"><text:tab/>iptables -Z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5"><text:tab/>// Direccionar el tráfico de la red interna 192.168.11.0/24 del puerto 80 al puerto 3128 que es <text:tab/>donde está squid escuchando.</text:span></text:span></text:p>
      <text:p text:style-name="P4"><text:span text:style-name="Source_20_Text"><text:span text:style-name="T5"/></text:span></text:p>
      <text:p text:style-name="P4"><text:span text:style-name="Source_20_Text"><text:span text:style-name="T3"><text:tab/>iptables -t nat -A PREROUTING -s 10.0.0.0/8 -p tcp --dport 80 -j REDIRECT --to-port <text:tab/>3128</text:span></text:span></text:p>
      <text:p text:style-name="P4"><text:span text:style-name="Source_20_Text"><text:span text:style-name="T6"><text:tab/></text:span></text:span></text:p>
      <text:p text:style-name="P4"><text:span text:style-name="Source_20_Text"><text:span text:style-name="T6"/></text:span></text:p>
      <text:p text:style-name="P4"><text:span text:style-name="Source_20_Text"><text:span text:style-name="T6"><text:tab/>// Enmascarar la red interna red para que pueda salir a Internet mediante la interfaz eth1.</text:span></text:span></text:p>
      <text:p text:style-name="P4"><text:span text:style-name="Source_20_Text"><text:span text:style-name="T6"/></text:span></text:p>
      <text:p text:style-name="P4"><text:span text:style-name="Source_20_Text"><text:span text:style-name="T3"><text:tab/>iptables -t nat -A POSTROUTING -o eth0 -s 10.0.0.0/8 -j MASQUERADE</text:span></text:span></text:p>
      <text:p text:style-name="P8">Instalar webmin</text:p>
      <text:p text:style-name="Standard"/>
      <text:p text:style-name="Standard">apt-get install perl libnet-ssleay-perl openssl libauthen-pam-perl libpam-runtime libio-pty-perl apt-show-versions python</text:p>
      <text:p text:style-name="Standard"/>
      <text:p text:style-name="Standard">apt-get -f intall</text:p>
      <text:p text:style-name="Standard"/>
      <text:p text:style-name="Standard">wget <text:a xlink:type="simple" xlink:href="http://prdownloads.sourceforge.net/webadmin/webmin_1.881_all.deb" text:style-name="Internet_20_link" text:visited-style-name="Visited_20_Internet_20_Link">http://prdownloads.sourceforge.net/webadmin/webmin_1.881_all.deb</text:a></text:p>
      <text:p text:style-name="Standard"/>
      <text:p text:style-name="Standard">dpkg --install webmin_1.881_all.deb</text:p>
      <text:p text:style-name="Standard"/>
      <text:p text:style-name="Standard"/>
      <text:p text:style-name="Standard"/>
      <text:p text:style-name="Standard">Añadir <text:span text:style-name="T2">deb https://download.webmin.com/download/repository sarge contrib </text:span><text:span text:style-name="T1">en source list</text:span></text:p>
      <text:p text:style-name="P3"/>
      <text:p text:style-name="P3">cd /root</text:p>
      <text:p text:style-name="P3">wget http://www.webmin.com/jcameron-key.asc</text:p>
      <text:p text:style-name="P3">apt-key add jcameron-key.asc</text:p>
      <text:p text:style-name="P3"/>
      <text:p text:style-name="P3"/>
      <text:p text:style-name="Standard">apt-get install apt-transport-https</text:p>
      <text:p text:style-name="Standard">apt-get update</text:p>
      <text:p text:style-name="Standard">apt-get install webmin</text:p>
      <text:p text:style-name="Standard"/>
      <text:p text:style-name="Standard">luego ir a <text:a xlink:type="simple" xlink:href="https://localhost:1000/" text:style-name="Internet_20_link" text:visited-style-name="Visited_20_Internet_20_Link">https://localhost:1000</text:a> con usuario root y tico</text:p>
      <text:p text:style-name="P8">instalar dansguardian</text:p>
      <text:p text:style-name="Standard"/>
      <text:p text:style-name="Standard">apt-get install dansguardian</text:p>
      <text:p text:style-name="Standard"/>
      <text:p text:style-name="Standard">en su fichero de configuración ubicado en /etc/dansguardian/dansguardian.conf se descomenta la línea que empieza por UNCONFIGURED.</text:p>
      <text:p text:style-name="Standard"/>
      <text:p text:style-name="Standard"/>
      <text:p text:style-name="Standard">Para hacer a squid transparente hay que editar el fichero de configuración</text:p>
      <text:p text:style-name="P8">Clase 26/04/2018</text:p>
      <text:p text:style-name="Standard"/>
      <text:p text:style-name="Standard"/>
      <text:p text:style-name="Standard"><text:a xlink:type="simple" xlink:href="https://www.thegeekstuff.com/2011/06/iptables-rules-examples/" text:style-name="Internet_20_link" text:visited-style-name="Visited_20_Internet_20_Link">https://www.thegeekstuff.com/2011/06/iptables-rules-examples/</text:a></text:p>
      <text:p text:style-name="Standard"/>
      <text:p text:style-name="Standard">mirar DdoS y <text:span text:style-name="T7">ESTABLISHED que será para todos los puertos abierto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Menlo, Courier, Verdan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4T16:48:17.13</meta:creation-date>
    <dc:date>2018-05-05T12:25:08.47</dc:date>
    <meta:editing-duration>PT7H19M3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5" meta:paragraph-count="45" meta:word-count="349" meta:character-count="2568"/>
  </office:meta>
</office:document-meta>
</file>